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nia 7 marca 2017 została podpisana umowa cywilno-prawna pomiędzy niżej wymienionymi w celu zrealizowania projektu pod roboczą nazwą “Przewodnik”. Zgodą na warunki, obowiązki i kary związane z projektem uważa się podpis odręczny.</text:p>
      <text:p text:style-name="Standard"/>
      <text:p text:style-name="Standard">§1</text:p>
      <text:p text:style-name="Standard"/>
      <text:p text:style-name="Standard">Obowiązki członka projektu: realizowanie powierzonego zadania projektowego, które są przypisywane dynamicznie na spotkaniach grupy projektowej, regularne aktualizowanie repozytorium (<text:a xlink:type="simple" xlink:href="https://github.com/icgtmpp/PZICG" text:style-name="Internet_20_link" text:visited-style-name="Visited_20_Internet_20_Link">https://github.com/icgtmpp/PZICG</text:a>)</text:p>
      <text:p text:style-name="Standard"/>
      <text:p text:style-name="Standard">§2</text:p>
      <text:p text:style-name="Standard"/>
      <text:p text:style-name="Standard">Kary związane z niewykonaniem obowiązków: rekompensata w formie materialnej, nie pieniężnej, preferowany napój o zawartości alkoholu ponizej 10%. lub inna, określona na spotkaniu grupy projektowej.</text:p>
      <text:p text:style-name="Standard"/>
      <text:p text:style-name="Standard">Kara wchodzi w życie po okresie dwóch dni roboczych od planowanego wykonania obowiązku, co jest określane na regularnych spotkaniach członków grupy projektowej. Kara może być anulowana członkowi grupy po zgodzie pozostałych członków zespołu projektowego.</text:p>
      <text:p text:style-name="Standard"/>
      <text:p text:style-name="Standard">§3</text:p>
      <text:p text:style-name="Standard"/>
      <text:p text:style-name="Standard">Członkowie grupy projektowej i ich rola w grupie:</text:p>
      <text:p text:style-name="Standard"/>
      <text:p text:style-name="Standard"><text:s text:c="4"/>Maksymilian Kolp – Lider grupy i programista,</text:p>
      <text:p text:style-name="Standard"><text:s text:c="4"/>Patryk Miler - główny programista,</text:p>
      <text:p text:style-name="Standard"><text:s text:c="4"/>Piotr Jaszczurowski, Tomasz Tomaszek - główni projektanci grafiki oraz programiści.</text:p>
      <text:p text:style-name="Standard"/>
      <text:p text:style-name="Standard">§4</text:p>
      <text:p text:style-name="Standard"/>
      <text:p text:style-name="Standard">Warunkiem rozwiązania umowy jest zdanie projektu na ocenę z przedmiotu Inżynieria Oprogramowania lub data 12 czerwiec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8M59S</meta:editing-duration>
    <meta:editing-cycles>5</meta:editing-cycles>
    <meta:generator>OpenOffice/4.1.1$Win32 OpenOffice.org_project/411m6$Build-9775</meta:generator>
    <dc:date>2017-03-07T22:45:18.19</dc:date>
    <meta:document-statistic meta:table-count="0" meta:image-count="0" meta:object-count="0" meta:page-count="1" meta:paragraph-count="13" meta:word-count="161" meta:character-count="1250"/>
    <meta:user-defined meta:name="Info 1"/>
    <meta:user-defined meta:name="Info 2"/>
    <meta:user-defined meta:name="Info 3"/>
    <meta:user-defined meta:name="Info 4"/>
  </office:meta>
</office:document-meta>
</file>